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крат</text:p>
          </table:table-cell>
          <table:table-cell office:value-type="string" table:style-name="ce1">
            <text:p>ВЕС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B2]*[.C2]" table:style-name="ce1">
            <text:p>5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[.B4]*[.C4]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350" table:style-name="ce4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350" table:formula="of:=[.B5]*[.C5]" table:style-name="ce1">
            <text:p>35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formula="of:=[.B7]*[.C7]" table:style-name="ce1">
            <text:p>4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9]*[.C9]" table:style-name="ce1">
            <text:p>2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30" table:style-name="ce4">
            <text:p>30</text:p>
          </table:table-cell>
          <table:table-cell office:value-type="float" office:value="0.4" table:style-name="ce1">
            <text:p>0,4</text:p>
          </table:table-cell>
          <table:table-cell office:value-type="float" office:value="12" table:formula="of:=[.B11]*[.C11]" table:style-name="ce1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12]*[.C12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21]*[.C21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300" table:style-name="ce4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300" table:formula="of:=[.B22]*[.C22]" table:style-name="ce1">
            <text:p>3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10" table:style-name="ce4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10" table:formula="of:=[.B23]*[.C23]" table:style-name="ce1">
            <text:p>21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24]*[.C24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25]*[.C25]" table:style-name="ce1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26]*[.C26]" table:style-name="ce1">
            <text:p>10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table:number-columns-repeated="16382" table:style-name="ce1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34]*[.C34]" table:style-name="ce1">
            <text:p>4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35]*[.C35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36]*[.C36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37]*[.C37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38]*[.C38]" table:style-name="ce1">
            <text:p>1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40]*[.C40]" table:style-name="ce1">
            <text:p>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41]*[.C41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formula="of:=[.B42]*[.C42]" table:style-name="ce1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B43]*[.C43]" table:style-name="ce1">
            <text:p>4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B44]*[.C44]" table:style-name="ce1">
            <text:p>5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45]*[.C45]" table:style-name="ce1">
            <text:p>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46]*[.C46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47]*[.C47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[.B48]*[.C48]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49]*[.C49]" table:style-name="ce1">
            <text:p>30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B50]*[.C50]" table:style-name="ce1">
            <text:p>1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52]*[.C52]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formula="of:=[.B53]*[.C53]" table:style-name="ce1">
            <text:p>1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640" table:formula="of:=SUM([.B2:.B53])" table:style-name="ce1">
            <text:p>3640</text:p>
          </table:table-cell>
          <table:table-cell table:style-name="ce1"/>
          <table:table-cell office:value-type="float" office:value="3622" table:formula="of:=SUBTOTAL(9;[.D2:.D54])" table:style-name="ce1">
            <text:p>3622</text:p>
          </table:table-cell>
          <table:table-cell table:number-columns-repeated="16380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1-23T08:24:26Z</dc:date>
    <meta:print-date>2024-01-16T09:29:42Z</meta:print-date>
    <meta:editing-cycles>66</meta:editing-cycles>
    <meta:editing-duration>PT78426S</meta:editing-duration>
  </office:meta>
</office:document-meta>
</file>